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ca1a0"/>
    </style:style>
    <style:style style:name="T1" style:family="text">
      <style:text-properties officeooo:rsid="000e66ab"/>
    </style:style>
    <style:style style:name="T2" style:family="text">
      <style:text-properties fo:font-weight="bold" style:font-weight-asian="bold" style:font-weight-complex="bold"/>
    </style:style>
    <style:style style:name="T3" style:family="text">
      <style:text-properties fo:font-weight="bold" officeooo:rsid="000fcd34"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ba2c8" style:font-weight-asian="normal" style:font-weight-complex="normal"/>
    </style:style>
    <style:style style:name="T6" style:family="text">
      <style:text-properties fo:font-weight="normal" officeooo:rsid="000fcd34" style:font-weight-asian="normal" style:font-weight-complex="normal"/>
    </style:style>
    <style:style style:name="T7" style:family="text">
      <style:text-properties fo:font-weight="normal" officeooo:rsid="00115d3f" style:font-weight-asian="normal" style:font-weight-complex="normal"/>
    </style:style>
    <style:style style:name="T8" style:family="text">
      <style:text-properties officeooo:rsid="000fcd34"/>
    </style:style>
    <style:style style:name="T9" style:family="text">
      <style:text-properties officeooo:rsid="000ba2c8"/>
    </style:style>
    <style:style style:name="T10" style:family="text">
      <style:text-properties officeooo:rsid="00115d3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x</text:span><text:span text:style-name="T9">xx</text:span><text:span text:style-name="T8">a</text:span><text:span text:style-name="T10">xxx</text:span><text:span text:style-name="T5">x</text:span><text:span text:style-name="T9">xxxxxxxx</text:span><text:span text:style-name="T3">a</text:span><text:span text:style-name="T7">xxx</text:span><text:span text:style-name="T9">xx xxxxxxxxx xxxxxxxxxxxxx xxxxxxxx xxxxxxxxx xxxxxxxxxxxxx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Tamás Zolnai</meta:initial-creator>
    <meta:creation-date>2020-01-14T16:11:26.353640498</meta:creation-date>
    <meta:generator>Collabora_OfficeDev/6.4.10.1$Linux_X86_64 LibreOffice_project/5ed594f2a9642becb3f490b1aeb07231da956522</meta:generator>
    <dc:date>2020-06-13T05:25:42.644241969</dc:date>
    <meta:editing-duration>PT4M23S</meta:editing-duration>
    <meta:editing-cycles>11</meta:editing-cycles>
    <meta:document-statistic meta:table-count="0" meta:image-count="0" meta:object-count="0" meta:page-count="1" meta:paragraph-count="1" meta:word-count="61" meta:character-count="689" meta:non-whitespace-character-count="629"/>
  </office:meta>
</office:document-meta>
</file>